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ono1" svg:font-family="Mono" style:font-pitch="fixed"/>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2" svg:font-family="Mono"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fo:font-style="normal" fo:font-weight="normal" officeooo:rsid="0014f374" officeooo:paragraph-rsid="0014f374" style:letter-kerning="true" fo:background-color="transparent"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2"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fo:font-style="normal" fo:font-weight="normal" officeooo:rsid="001cb4a8" officeooo:paragraph-rsid="001cb4a8" style:letter-kerning="true" fo:background-color="transparent"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3"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fo:font-style="normal" fo:font-weight="normal" officeooo:rsid="001cb4a8" officeooo:paragraph-rsid="001cb4a8" style:letter-kerning="true" fo:background-color="transparent" style:font-name-asian="Mono2" style:font-size-asian="12pt" style:language-asian="hi" style:country-asian="IN" style:font-style-asian="normal" style:font-weight-asian="normal" style:font-name-complex="Mono2" style:font-size-complex="12pt" style:font-style-complex="normal" style:font-weight-complex="normal"/>
    </style:style>
    <style:style style:name="P4"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fo:font-style="normal" fo:font-weight="normal" officeooo:rsid="0009b5f3" officeooo:paragraph-rsid="0011e5e6" style:letter-kerning="true" fo:background-color="#b4c7dc"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5"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2ef332" officeooo:paragraph-rsid="002ef332" style:letter-kerning="true" fo:background-color="transparent" style:font-name-asian="Arial" style:font-size-asian="12pt" style:language-asian="hi" style:country-asian="IN" style:font-name-complex="Liberation Serif1" style:font-size-complex="12pt"/>
    </style:style>
    <style:style style:name="P6"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33fd24" officeooo:paragraph-rsid="0033fd24" style:letter-kerning="true" fo:background-color="transparent" style:font-name-asian="Arial" style:font-size-asian="12pt" style:language-asian="hi" style:country-asian="IN" style:font-name-complex="Liberation Serif1" style:font-size-complex="12pt"/>
    </style:style>
    <style:style style:name="P7"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34d02d" officeooo:paragraph-rsid="0034d02d" style:letter-kerning="true" fo:background-color="#00ff00" style:font-name-asian="Arial" style:font-size-asian="12pt" style:language-asian="hi" style:country-asian="IN" style:font-name-complex="Liberation Serif1" style:font-size-complex="12pt"/>
    </style:style>
    <style:style style:name="P8" style:family="paragraph" style:parent-style-name="Standard">
      <style:paragraph-properties fo:margin-top="0in" fo:margin-bottom="0.139in" loext:contextual-spacing="false" fo:line-height="115%" fo:text-align="start" style:justify-single-word="false"/>
      <style:text-properties officeooo:paragraph-rsid="001d98b1"/>
    </style:style>
    <style:style style:name="P9" style:family="paragraph" style:parent-style-name="Standard">
      <style:paragraph-properties fo:margin-top="0in" fo:margin-bottom="0.139in" loext:contextual-spacing="false" fo:line-height="115%" fo:text-align="start" style:justify-single-word="false"/>
      <style:text-properties officeooo:paragraph-rsid="002744e8"/>
    </style:style>
    <style:style style:name="P10" style:family="paragraph" style:parent-style-name="Standard">
      <style:paragraph-properties fo:margin-top="0in" fo:margin-bottom="0.139in" loext:contextual-spacing="false" fo:line-height="115%" fo:text-align="start" style:justify-single-word="false"/>
      <style:text-properties style:font-name="Mono1" officeooo:rsid="0022c7ae" officeooo:paragraph-rsid="0022c7ae"/>
    </style:style>
    <style:style style:name="P11" style:family="paragraph" style:parent-style-name="Standard">
      <style:paragraph-properties fo:margin-top="0in" fo:margin-bottom="0.139in" loext:contextual-spacing="false" fo:line-height="115%" fo:text-align="start" style:justify-single-word="false"/>
      <style:text-properties style:font-name="Mono1" fo:language="en" fo:country="US" officeooo:rsid="0022c7ae" officeooo:paragraph-rsid="0022c7ae" fo:background-color="#00ff00"/>
    </style:style>
    <style:style style:name="P12" style:family="paragraph" style:parent-style-name="Standard">
      <style:paragraph-properties fo:margin-top="0in" fo:margin-bottom="0.139in" loext:contextual-spacing="false" fo:line-height="115%" fo:text-align="start" style:justify-single-word="false"/>
      <style:text-properties style:font-name="Mono1" fo:language="en" fo:country="US" officeooo:rsid="0022c7ae" officeooo:paragraph-rsid="0022c7ae"/>
    </style:style>
    <style:style style:name="P13" style:family="paragraph" style:parent-style-name="Standard">
      <style:paragraph-properties fo:margin-top="0in" fo:margin-bottom="0.139in" loext:contextual-spacing="false" fo:line-height="115%" fo:text-align="start" style:justify-single-word="false"/>
      <style:text-properties style:font-name="Mono1" officeooo:paragraph-rsid="002744e8"/>
    </style:style>
    <style:style style:name="P14" style:family="paragraph" style:parent-style-name="Standard">
      <style:paragraph-properties fo:margin-top="0in" fo:margin-bottom="0.139in" loext:contextual-spacing="false" fo:line-height="115%" fo:text-align="start" style:justify-single-word="false"/>
      <style:text-properties style:font-name="Mono1" officeooo:rsid="002bf193" officeooo:paragraph-rsid="002bf193"/>
    </style:style>
    <style:style style:name="P15" style:family="paragraph" style:parent-style-name="Standard">
      <style:paragraph-properties fo:margin-top="0in" fo:margin-bottom="0.139in" loext:contextual-spacing="false" fo:line-height="115%" fo:text-align="start" style:justify-single-word="false"/>
      <style:text-properties style:font-name="Mono1" officeooo:rsid="002db488" officeooo:paragraph-rsid="002db488"/>
    </style:style>
    <style:style style:name="P16" style:family="paragraph" style:parent-style-name="Standard">
      <style:paragraph-properties fo:margin-top="0in" fo:margin-bottom="0.139in" loext:contextual-spacing="false" fo:line-height="115%" fo:text-align="start" style:justify-single-word="false"/>
      <style:text-properties style:font-name="Mono1" officeooo:rsid="002db488" officeooo:paragraph-rsid="002db488" fo:background-color="#ffff00"/>
    </style:style>
    <style:style style:name="P17" style:family="paragraph" style:parent-style-name="Standard">
      <style:paragraph-properties fo:margin-top="0in" fo:margin-bottom="0.139in" loext:contextual-spacing="false" fo:line-height="115%" fo:text-align="start" style:justify-single-word="false"/>
      <style:text-properties fo:color="#c9211e" style:font-name="Mono1" fo:font-size="12pt" fo:language="en" fo:country="US" fo:font-style="normal" fo:font-weight="normal" officeooo:rsid="001ce561" officeooo:paragraph-rsid="001ce561" style:letter-kerning="true" fo:background-color="#ffff0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18" style:family="paragraph" style:parent-style-name="Standard" style:master-page-name="Standard">
      <style:paragraph-properties fo:margin-top="0in" fo:margin-bottom="0.139in" loext:contextual-spacing="false" fo:line-height="115%" fo:text-align="start" style:justify-single-word="false" style:page-number="auto"/>
      <style:text-properties style:use-window-font-color="true" style:font-name="Mono1" fo:font-size="12pt" fo:language="en" fo:country="US" fo:font-style="normal" fo:font-weight="normal" officeooo:rsid="0009b5f3" officeooo:paragraph-rsid="0009b5f3" style:letter-kerning="true" fo:background-color="#00ff0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19"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34d02d" officeooo:paragraph-rsid="0034d02d" style:letter-kerning="true" fo:background-color="#00ff00" style:font-name-asian="Arial" style:font-size-asian="12pt" style:language-asian="hi" style:country-asian="IN" style:font-name-complex="Liberation Serif1" style:font-size-complex="12pt"/>
    </style:style>
    <style:style style:name="P20"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3c48f8" officeooo:paragraph-rsid="003c48f8" style:letter-kerning="true" fo:background-color="#00ff00" style:font-name-asian="Arial" style:font-size-asian="12pt" style:language-asian="hi" style:country-asian="IN" style:font-name-complex="Liberation Serif1" style:font-size-complex="12pt"/>
    </style:style>
    <style:style style:name="P21"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34d02d" officeooo:paragraph-rsid="0034d02d" style:letter-kerning="true" fo:background-color="transparent" style:font-name-asian="Arial" style:font-size-asian="12pt" style:language-asian="hi" style:country-asian="IN" style:font-name-complex="Liberation Serif1" style:font-size-complex="12pt"/>
    </style:style>
    <style:style style:name="P22"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3b8fd1" officeooo:paragraph-rsid="003b8fd1" style:letter-kerning="true" fo:background-color="transparent" style:font-name-asian="Arial" style:font-size-asian="12pt" style:language-asian="hi" style:country-asian="IN" style:font-name-complex="Liberation Serif1" style:font-size-complex="12pt"/>
    </style:style>
    <style:style style:name="P23"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3d5cd5" officeooo:paragraph-rsid="003d5cd5" style:letter-kerning="true" fo:background-color="transparent" style:font-name-asian="Arial" style:font-size-asian="12pt" style:language-asian="hi" style:country-asian="IN" style:font-name-complex="Liberation Serif1" style:font-size-complex="12pt"/>
    </style:style>
    <style:style style:name="P24"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34d02d" officeooo:paragraph-rsid="0034d02d" style:letter-kerning="true" fo:background-color="#ffff00" style:font-name-asian="Arial" style:font-size-asian="12pt" style:language-asian="hi" style:country-asian="IN" style:font-name-complex="Liberation Serif1" style:font-size-complex="12pt"/>
    </style:style>
    <style:style style:name="P25" style:family="paragraph" style:parent-style-name="Standard">
      <style:paragraph-properties fo:margin-top="0in" fo:margin-bottom="0.139in" loext:contextual-spacing="false" fo:line-height="115%" fo:text-align="start" style:justify-single-word="false"/>
      <style:text-properties style:use-window-font-color="true" style:font-name="Mono1" fo:font-size="12pt" fo:language="en" fo:country="US" officeooo:rsid="003c48f8" officeooo:paragraph-rsid="003c48f8" style:letter-kerning="true" fo:background-color="#ffff00" style:font-name-asian="Arial" style:font-size-asian="12pt" style:language-asian="hi" style:country-asian="IN" style:font-name-complex="Liberation Serif1" style:font-size-complex="12pt"/>
    </style:style>
    <style:style style:name="T1" style:family="text">
      <style:text-properties fo:background-color="#00ff00" loext:char-shading-value="0" style:font-name-asian="Mono2"/>
    </style:style>
    <style:style style:name="T2" style:family="text">
      <style:text-properties officeooo:rsid="001b9a64" fo:background-color="#00ff00" loext:char-shading-value="0" style:font-name-asian="Mono2"/>
    </style:style>
    <style:style style:name="T3" style:family="text">
      <style:text-properties fo:color="#000000" style:font-name="Mono1" fo:font-size="12pt" fo:language="en" fo:country="US" fo:font-style="normal" fo:font-weight="normal" officeooo:rsid="001d98b1" style:letter-kerning="true" fo:background-color="transparent" loext:char-shading-value="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T4" style:family="text">
      <style:text-properties style:font-name="Mono1"/>
    </style:style>
    <style:style style:name="T5" style:family="text">
      <style:text-properties style:font-name="Mono1" style:font-name-asian="Mono2"/>
    </style:style>
    <style:style style:name="T6" style:family="text">
      <style:text-properties style:font-name="Mono1" fo:language="en" fo:country="US"/>
    </style:style>
    <style:style style:name="T7" style:family="text">
      <style:text-properties style:font-name="Mono1" fo:language="en" fo:country="US" officeooo:rsid="002744e8"/>
    </style:style>
    <style:style style:name="T8"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his or that</text:p>
      <text:p text:style-name="P4">Any sufficiently advanced technology is indistinguishable from magic. -- Arthur C. Clarke</text:p>
      <text:p text:style-name="P1"><text:span text:style-name="T1">All makes sen</text:span><text:span text:style-name="T2">s</text:span><text:span text:style-name="T1">e now</text:span></text:p>
      <text:p text:style-name="P1"><text:span text:style-name="T5">debug </text:span><text:a xlink:type="simple" xlink:href="https://developers.google.com/web/tools/chrome-devtools/javascript/breakpoints" text:style-name="Internet_20_link" text:visited-style-name="Visited_20_Internet_20_Link"><text:span text:style-name="T5">https://developers.google.com/web/tools/chrome-devtools/javascript/breakpoints</text:span></text:a></text:p>
      <text:p text:style-name="P1"><text:a xlink:type="simple" xlink:href="https://raygun.com/javascript-debugging-tips" text:style-name="Internet_20_link" text:visited-style-name="Visited_20_Internet_20_Link"><text:span text:style-name="T5">https://raygun.com/javascript-debugging-tips</text:span></text:a></text:p>
      <text:p text:style-name="P3">partial application</text:p>
      <text:p text:style-name="P3">currying</text:p>
      <text:p text:style-name="P2"><text:a xlink:type="simple" xlink:href="https://www.familysearch.org/wiki/en/Denmark:_Typing_Æ,_Ø,_and_Å" text:style-name="Internet_20_link" text:visited-style-name="Visited_20_Internet_20_Link"><text:span text:style-name="T5">https://www.familysearch.org/wiki/en/Denmark:_Typing_%C3%86,_%C3%98,_and_%C3%85</text:span></text:a><text:span text:style-name="T5"> </text:span></text:p>
      <text:p text:style-name="P17">ø [Alt] + 0248</text:p>
      <text:p text:style-name="P8"><text:span text:style-name="T3">spread operator … </text:span><text:a xlink:type="simple" xlink:href="https://developer.mozilla.org/en-US/docs/Web/JavaScript/Reference/Operators/Spread_syntax" text:style-name="Internet_20_link" text:visited-style-name="Visited_20_Internet_20_Link"><text:span text:style-name="T6">https://developer.mozilla.org/en-US/docs/Web/JavaScript/Reference/Operators/Spread_syntax</text:span></text:a></text:p>
      <text:p text:style-name="P11">Objects</text:p>
      <text:p text:style-name="P12">The most common usage of computed property names will probably be for ES6 Symbols, which we will not be covering in detail in this book. In short, they're a new primitive data type which has an opaque unguessable value (technically a string value). You will be strongly discouraged from working with the actual value of a Symbol (which can theoretically be different between different JS engines), so the name of the Symbol, like Symbol.Something (just a made up name!), will be what you use:</text:p>
      <text:p text:style-name="P12">var myObject = {</text:p>
      <text:p text:style-name="P12"><text:tab/>[Symbol.Something]: "hello world"</text:p>
      <text:p text:style-name="P12">};</text:p>
      <text:p text:style-name="P10"><text:a xlink:type="simple" xlink:href="https://developer.mozilla.org/en-US/docs/Web/JavaScript/Reference/Global_Objects/Symbol" text:style-name="Internet_20_link" text:visited-style-name="Visited_20_Internet_20_Link"><text:span text:style-name="T4">https://developer.mozilla.org/en-US/docs/Web/JavaScript/Reference/Global_Objects/Symbol</text:span></text:a><text:span text:style-name="T6"> </text:span></text:p>
      <text:p text:style-name="P9"><text:span text:style-name="T7">instanceof </text:span><text:soft-page-break/><text:a xlink:type="simple" xlink:href="https://developer.mozilla.org/en-US/docs/Web/JavaScript/Reference/Operators/instanceof" text:style-name="Internet_20_link" text:visited-style-name="Visited_20_Internet_20_Link"><text:span text:style-name="T4">https://developer.mozilla.org/en-US/docs/Web/JavaScript/Reference/Operators/instanceof</text:span></text:a><text:span text:style-name="T6"> </text:span></text:p>
      <text:p text:style-name="P13"><text:span text:style-name="T8">ES6 adds a super reference, which is typically going to be used with class (see Appendix A).</text:span> </text:p>
      <text:p text:style-name="P13"><text:a xlink:type="simple" xlink:href="http://www.json.org/" text:style-name="Internet_20_link" text:visited-style-name="Visited_20_Internet_20_Link">http://www.json.org/</text:a> </text:p>
      <text:p text:style-name="P13"><text:a xlink:type="simple" xlink:href="https://developer.mozilla.org/en-US/docs/Web/JavaScript/Reference/Global_Objects/Object" text:style-name="Internet_20_link" text:visited-style-name="Visited_20_Internet_20_Link">https://developer.mozilla.org/en-US/docs/Web/JavaScript/Reference/Global_Objects/Object</text:a> </text:p>
      <text:p text:style-name="P14">delete <text:a xlink:type="simple" xlink:href="https://developer.mozilla.org/en-US/docs/Web/JavaScript/Reference/Operators/delete" text:style-name="Internet_20_link" text:visited-style-name="Visited_20_Internet_20_Link">https://developer.mozilla.org/en-US/docs/Web/JavaScript/Reference/Operators/delete</text:a> </text:p>
      <text:p text:style-name="P14"><text:a xlink:type="simple" xlink:href="https://developer.mozilla.org/en-US/docs/Web/JavaScript/Memory_Management" text:style-name="Internet_20_link" text:visited-style-name="Visited_20_Internet_20_Link">https://developer.mozilla.org/en-US/docs/Web/JavaScript/Memory_Management</text:a> </text:p>
      <text:p text:style-name="P15">splice</text:p>
      <text:p text:style-name="P15"><text:a xlink:type="simple" xlink:href="https://developer.mozilla.org/en-US/docs/Web/JavaScript/Reference/Global_Objects/Array/splice" text:style-name="Internet_20_link" text:visited-style-name="Visited_20_Internet_20_Link">https://developer.mozilla.org/en-US/docs/Web/JavaScript/Reference/Global_Objects/Array/splice</text:a> </text:p>
      <text:p text:style-name="P16">Using future/advanced capabilities of the language, it may be possible to override the default [[Get]] or [[Put]] operations for an entire object (not just per property). This is beyond the scope of our discussion in this book, but will be covered later in the "You Don't Know JS" series.</text:p>
      <text:p text:style-name="P5">Set and get </text:p>
      <text:p text:style-name="P5"><text:a xlink:type="simple" xlink:href="https://developer.mozilla.org/en-US/docs/Web/JavaScript/Reference/Functions/get" text:style-name="Internet_20_link" text:visited-style-name="Visited_20_Internet_20_Link">https://developer.mozilla.org/en-US/docs/Web/JavaScript/Reference/Functions/get</text:a> </text:p>
      <text:p text:style-name="P5">Notice the value 3 was returned with a done:false, which seems strange at first glance. You have to call the next() a fourth time (which the for..of loop in the previous snippet automatically does) to get done:true and know you're truly done iterating. The reason for this quirk is beyond the scope of what we'll discuss here, but it comes from the semantics of ES6 generator functions.</text:p>
      <text:p text:style-name="P5">While arrays do automatically iterate in for..of loops, regular objects do not have a built-in @@iterator. The reasons for this intentional omission are more complex than we will examine here, <text:soft-page-break/>but in general it was better to not include some implementation that could prove troublesome for future types of objects.</text:p>
      <text:p text:style-name="P5"/>
      <text:p text:style-name="P7">Mixing(Up) and “Class” Objects</text:p>
      <text:p text:style-name="P6">functional programming</text:p>
      <text:p text:style-name="P6">procedural programming</text:p>
      <text:p text:style-name="P6">Monads</text:p>
      <text:p text:style-name="P6"/>
      <text:p text:style-name="P7">Prototypes</text:p>
      <text:p text:style-name="P24">Note: ES6 Proxies are outside of our discussion scope in this book (will be covered in a later book in the series!), but everything we discuss here about normal [[Get]] and [[Put]] behavior does not apply if a Proxy is involved.</text:p>
      <text:p text:style-name="P21"><text:a xlink:type="simple" xlink:href="https://developer.mozilla.org/en-US/docs/Web/JavaScript/Reference/Global_Objects/Object/create" text:style-name="Internet_20_link" text:visited-style-name="Visited_20_Internet_20_Link">https://developer.mozilla.org/en-US/docs/Web/JavaScript/Reference/Global_Objects/Object/create</text:a> </text:p>
      <text:p text:style-name="P21"><text:a xlink:type="simple" xlink:href="https://patrickdesjardins.com/blog/javascript-object-create-vs-new#targetText=JavaScript%20Object.create%20vs%20new&amp;targetText=It's%20possible%20to%20create%20instance,using%20new%20called%20constructor%20function.&amp;targetText=The%20major%20difference%20is%20that,the%20object%20or%20the%20object." text:style-name="Internet_20_link" text:visited-style-name="Visited_20_Internet_20_Link">https://patrickdesjardins.com/blog/javascript-object-create-vs-new#targetText=JavaScript%20Object.create%20vs%20new&amp;targetText=It's%20possible%20to%20create%20instance,using%20new%20called%20constructor%20function.&amp;targetText=The%20major%20difference%20is%20that,the%20object%20or%20the%20object.</text:a> </text:p>
      <text:p text:style-name="P21"><text:a xlink:type="simple" xlink:href="https://stackoverflow.com/questions/9959727/proto-vs-prototype-in-javascript" text:style-name="Internet_20_link" text:visited-style-name="Visited_20_Internet_20_Link">https://stackoverflow.com/questions/9959727/proto-vs-prototype-in-javascript</text:a> </text:p>
      <text:p text:style-name="P24">Note: In ES6, an advanced functionality called Proxy is introduced which can provide something of a "method not found" type of behavior. Proxy is beyond the scope of this book, but will be covered in detail in a later book in the "You Don't Know JS" series.</text:p>
      <text:p text:style-name="P22"/>
      <text:p text:style-name="P20">Behaviour Delegation</text:p>
      <text:p text:style-name="P25">Note: We're going to use jQuery here for DOM and CSS manipulation, only because it's a detail we don't really care about for the purposes of our current discussion. None of this <text:soft-page-break/>code cares which JS framework (jQuery, Dojo, YUI, etc), if any, you might solve such mundane tasks with.</text:p>
      <text:p text:style-name="P23">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ono1" svg:font-family="Mono" style:font-pitch="fixed"/>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2" svg:font-family="Mono"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Arial" style:font-family-asian="Arial"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style:font-style-complex="italic"/>
    </style:style>
    <style:style style:name="Index" style:family="paragraph" style:parent-style-name="Standard" style:default-outline-level="" style:class="index"/>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ListLabel_20_1" style:display-name="ListLabel 1" style:family="text">
      <style:text-properties style:font-name="Mono" fo:font-family="Mono" style:font-family-generic="roman" style:font-pitch="variable" fo:language="en" fo:country="none" fo:background-color="#ffff00" style:font-name-complex="Mono2" style:font-family-complex="Mono" style:font-family-generic-complex="system" style:font-pitch-complex="variable"/>
    </style:style>
    <style:style style:name="ListLabel_20_2" style:display-name="ListLabel 2" style:family="text">
      <style:text-properties style:font-name="Mono" fo:font-family="Mono" style:font-family-generic="roman" style:font-pitch="variable" fo:language="en" fo:country="none" fo:font-weight="bold" style:font-weight-asian="bold" style:font-name-complex="Mono2" style:font-family-complex="Mono" style:font-family-generic-complex="system" style:font-pitch-complex="variable"/>
    </style:style>
    <style:style style:name="ListLabel_20_3" style:display-name="ListLabel 3" style:family="text">
      <style:text-properties style:font-name="Mono" fo:font-family="Mono" style:font-family-generic="roman" style:font-pitch="variable" fo:language="en" fo:country="none" style:font-name-complex="Mono2" style:font-family-complex="Mono" style:font-family-generic-complex="system" style:font-pitch-complex="variable"/>
    </style:style>
    <style:style style:name="Emphasis" style:family="text">
      <style:text-properties fo:font-style="italic" style:font-style-asian="italic" style:font-style-complex="italic"/>
    </style:style>
    <style:style style:name="ListLabel_20_4" style:display-name="ListLabel 4" style:family="text">
      <style:text-properties style:font-name="Mono" fo:font-family="Mono" style:font-family-generic="roman" style:font-pitch="variable" fo:language="en" fo:country="none" fo:font-style="normal" fo:font-weight="normal" style:font-name-asian="Mono2" style:font-family-asian="Mono" style:font-family-generic-asian="system" style:font-pitch-asian="variable" style:font-style-asian="normal" style:font-weight-asian="normal" style:font-name-complex="Mono2" style:font-family-complex="Mono" style:font-family-generic-complex="system" style:font-pitch-complex="variable" style:font-style-complex="normal" style:font-weight-complex="normal"/>
    </style:style>
    <style:style style:name="ListLabel_20_5" style:display-name="ListLabel 5" style:family="text">
      <style:text-properties fo:color="#000080" style:font-name="Mono" fo:font-family="Mono" style:font-family-generic="roman" style:font-pitch="variable" fo:language="en" fo:country="none" fo:font-style="normal" style:text-underline-style="solid" style:text-underline-width="auto" style:text-underline-color="font-color" fo:font-weight="normal" fo:background-color="#ffff00"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ListLabel_20_6" style:display-name="ListLabel 6" style:family="text">
      <style:text-properties fo:color="#000080" style:font-name="Mono" fo:font-family="Mono" style:font-family-generic="roman" style:font-pitch="variable" fo:font-style="normal" style:text-underline-style="solid" style:text-underline-width="auto" style:text-underline-color="font-color" fo:font-weight="normal"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ListLabel_20_7" style:display-name="ListLabel 7" style:family="text">
      <style:text-properties fo:color="#000080" style:font-name="Mono" fo:font-family="Mono" style:font-family-generic="roman" style:font-pitch="variable" fo:language="zxx" fo:country="none" fo:font-style="normal" style:text-underline-style="solid" style:text-underline-width="auto" style:text-underline-color="font-color" fo:font-weight="normal"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09-25T13:25:19.917000000</dc:date>
    <meta:generator>LibreOffice/6.3.1.2$Windows_X86_64 LibreOffice_project/b79626edf0065ac373bd1df5c28bd630b4424273</meta:generator>
    <meta:editing-duration>PT5H4M3S</meta:editing-duration>
    <meta:editing-cycles>19</meta:editing-cycles>
    <meta:document-statistic meta:table-count="0" meta:image-count="0" meta:object-count="0" meta:page-count="4" meta:paragraph-count="42" meta:word-count="478" meta:character-count="4106" meta:non-whitespace-character-count="3655"/>
  </office:meta>
</office:document-meta>
</file>